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5.028cm" fo:margin-left="-0.026cm" fo:margin-top="0cm" fo:margin-bottom="0cm" table:align="left" style:writing-mode="lr-tb"/>
    </style:style>
    <style:style style:name="Table1.A" style:family="table-column">
      <style:table-column-properties style:column-width="1.445cm"/>
    </style:style>
    <style:style style:name="Table1.B" style:family="table-column">
      <style:table-column-properties style:column-width="1.189cm"/>
    </style:style>
    <style:style style:name="Table1.C" style:family="table-column">
      <style:table-column-properties style:column-width="1.208cm"/>
    </style:style>
    <style:style style:name="Table1.D" style:family="table-column">
      <style:table-column-properties style:column-width="1.184cm"/>
    </style:style>
    <style:style style:name="Table1.E" style:family="table-column">
      <style:table-column-properties style:column-width="1cm"/>
    </style:style>
    <style:style style:name="Table1.F" style:family="table-column">
      <style:table-column-properties style:column-width="1.252cm"/>
    </style:style>
    <style:style style:name="Table1.G" style:family="table-column">
      <style:table-column-properties style:column-width="1.249cm"/>
    </style:style>
    <style:style style:name="Table1.H" style:family="table-column">
      <style:table-column-properties style:column-width="0.998cm"/>
    </style:style>
    <style:style style:name="Table1.I" style:family="table-column">
      <style:table-column-properties style:column-width="1.254cm"/>
    </style:style>
    <style:style style:name="Table1.J" style:family="table-column">
      <style:table-column-properties style:column-width="1.245cm"/>
    </style:style>
    <style:style style:name="Table1.L" style:family="table-column">
      <style:table-column-properties style:column-width="2.004cm"/>
    </style:style>
    <style:style style:name="Table1.1" style:family="table-row">
      <style:table-row-properties style:min-row-height="0.529cm" fo:keep-together="auto"/>
    </style:style>
    <style:style style:name="Table1.A1" style:family="table-cell">
      <style:table-cell-properties style:vertical-align="middle" fo:background-color="#ffffff" style:border-line-width-top="0.026cm 0.026cm 0.026cm" fo:padding-left="0.123cm" fo:padding-right="0.123cm" fo:padding-top="0cm" fo:padding-bottom="0cm" fo:border-left="0.5pt solid #00000a" fo:border-right="0.5pt solid #00000a" fo:border-top="2.25pt double #00000a" fo:border-bottom="1pt solid #000001">
        <style:background-image/>
      </style:table-cell-properties>
    </style:style>
    <style:style style:name="Table1.B1" style:family="table-cell">
      <style:table-cell-properties style:vertical-align="bottom" fo:background-color="#ffffff" style:border-line-width-top="0.026cm 0.026cm 0.026cm" fo:padding-left="0.123cm" fo:padding-right="0.123cm" fo:padding-top="0cm" fo:padding-bottom="0cm" fo:border-left="none" fo:border-right="none" fo:border-top="2.25pt double #00000a" fo:border-bottom="0.5pt solid #00000a">
        <style:background-image/>
      </style:table-cell-properties>
    </style:style>
    <style:style style:name="Table1.D1" style:family="table-cell">
      <style:table-cell-properties style:vertical-align="bottom" fo:background-color="#ffffff" style:border-line-width-top="0.026cm 0.026cm 0.026cm" fo:padding-left="0.123cm" fo:padding-right="0.123cm" fo:padding-top="0cm" fo:padding-bottom="0cm" fo:border-left="0.5pt solid #00000a" fo:border-right="0.5pt solid #000001" fo:border-top="2.25pt double #00000a" fo:border-bottom="0.5pt solid #00000a">
        <style:background-image/>
      </style:table-cell-properties>
    </style:style>
    <style:style style:name="Table1.2" style:family="table-row">
      <style:table-row-properties style:min-row-height="0.556cm" fo:keep-together="auto"/>
    </style:style>
    <style:style style:name="Table1.B2" style:family="table-cell">
      <style:table-cell-properties style:vertical-align="bottom" fo:background-color="#ffffff" fo:padding-left="0.123cm" fo:padding-right="0.123cm" fo:padding-top="0cm" fo:padding-bottom="0cm" fo:border-left="none" fo:border-right="none" fo:border-top="none" fo:border-bottom="1pt solid #00000a">
        <style:background-image/>
      </style:table-cell-properties>
    </style:style>
    <style:style style:name="Table1.D2" style:family="table-cell">
      <style:table-cell-properties style:vertical-align="bottom" fo:background-color="#ffffff" fo:padding-left="0.123cm" fo:padding-right="0.123cm" fo:padding-top="0cm" fo:padding-bottom="0cm" fo:border-left="0.5pt solid #00000a" fo:border-right="none" fo:border-top="none" fo:border-bottom="1pt solid #00000a">
        <style:background-image/>
      </style:table-cell-properties>
    </style:style>
    <style:style style:name="Table1.F2" style:family="table-cell">
      <style:table-cell-properties style:vertical-align="bottom" fo:background-color="#ffffff" fo:padding-left="0.123cm" fo:padding-right="0.123cm" fo:padding-top="0cm" fo:padding-bottom="0cm" fo:border-left="none" fo:border-right="0.5pt solid #00000a" fo:border-top="none" fo:border-bottom="1pt solid #00000a">
        <style:background-image/>
      </style:table-cell-properties>
    </style:style>
    <style:style style:name="Table1.A3" style:family="table-cell">
      <style:table-cell-properties style:vertical-align="bottom" fo:background-color="#ffffff" fo:padding-left="0.123cm" fo:padding-right="0.123cm" fo:padding-top="0cm" fo:padding-bottom="0cm" fo:border="none">
        <style:background-image/>
      </style:table-cell-properties>
    </style:style>
    <style:style style:name="Table1.D3" style:family="table-cell">
      <style:table-cell-properties style:vertical-align="bottom" fo:background-color="#f2f2f2" fo:padding-left="0.123cm" fo:padding-right="0.123cm" fo:padding-top="0cm" fo:padding-bottom="0cm" fo:border="none">
        <style:background-image/>
      </style:table-cell-properties>
    </style:style>
    <style:style style:name="Table1.A6" style:family="table-cell">
      <style:table-cell-properties style:vertical-align="bottom" fo:background-color="#ffffff" style:border-line-width-bottom="0.026cm 0.026cm 0.026cm" fo:padding-left="0.123cm" fo:padding-right="0.123cm" fo:padding-top="0cm" fo:padding-bottom="0cm" fo:border-left="none" fo:border-right="none" fo:border-top="none" fo:border-bottom="2.25pt double #00000a">
        <style:background-image/>
      </style:table-cell-properties>
    </style:style>
    <style:style style:name="Table1.D6" style:family="table-cell">
      <style:table-cell-properties style:vertical-align="bottom" fo:background-color="#f2f2f2" style:border-line-width-bottom="0.026cm 0.026cm 0.026cm" fo:padding-left="0.123cm" fo:padding-right="0.123cm" fo:padding-top="0cm" fo:padding-bottom="0cm" fo:border-left="none" fo:border-right="none" fo:border-top="none" fo:border-bottom="2.25pt double #00000a">
        <style:background-image/>
      </style:table-cell-properties>
    </style:style>
    <style:style style:name="P1" style:family="paragraph" style:parent-style-name="Heading_20_3">
      <style:text-properties fo:font-size="12pt" officeooo:paragraph-rsid="00083f12" style:font-size-asian="12pt" style:font-size-complex="12pt"/>
    </style:style>
    <style:style style:name="P2" style:family="paragraph" style:parent-style-name="Heading_20_2">
      <style:text-properties officeooo:paragraph-rsid="00083f12"/>
    </style:style>
    <style:style style:name="P3" style:family="paragraph" style:parent-style-name="Standard">
      <style:text-properties officeooo:paragraph-rsid="00083f12"/>
    </style:style>
    <style:style style:name="P4" style:family="paragraph" style:parent-style-name="Standard">
      <style:paragraph-properties fo:margin-top="0cm" fo:margin-bottom="0cm" loext:contextual-spacing="false" fo:line-height="100%" fo:text-align="center" style:justify-single-word="false" fo:keep-with-next="always"/>
      <style:text-properties fo:color="#000000" style:font-name="Calibri" fo:language="pt" fo:country="BR" officeooo:paragraph-rsid="00083f12" style:font-name-asian="Times New Roman" style:language-asian="pt" style:country-asian="BR" style:font-name-complex="Calibri1"/>
    </style:style>
    <style:style style:name="P5" style:family="paragraph" style:parent-style-name="Standard">
      <style:paragraph-properties fo:margin-top="0cm" fo:margin-bottom="0cm" loext:contextual-spacing="false" fo:line-height="100%" fo:text-align="center" style:justify-single-word="false"/>
      <style:text-properties fo:color="#000000" style:font-name="Calibri" fo:language="pt" fo:country="BR" officeooo:paragraph-rsid="00083f12" style:font-name-asian="Times New Roman" style:language-asian="pt" style:country-asian="BR" style:font-name-complex="Calibri1"/>
    </style:style>
    <style:style style:name="P6" style:family="paragraph" style:parent-style-name="Standard">
      <style:paragraph-properties fo:margin-top="0.494cm" fo:margin-bottom="0cm" loext:contextual-spacing="false" fo:line-height="100%" fo:text-align="center" style:justify-single-word="false" fo:keep-with-next="always"/>
      <style:text-properties fo:color="#000000" style:font-name="Calibri" fo:language="pt" fo:country="BR" officeooo:paragraph-rsid="00083f12" style:font-name-asian="Times New Roman" style:language-asian="pt" style:country-asian="BR" style:font-name-complex="Calibri1"/>
    </style:style>
    <style:style style:name="P7" style:family="paragraph" style:parent-style-name="List_20_Paragraph">
      <style:paragraph-properties fo:margin-left="0.63cm" fo:margin-right="0cm" fo:text-indent="0cm" style:auto-text-indent="false"/>
      <style:text-properties style:font-name="Calibri" officeooo:paragraph-rsid="00083f12"/>
    </style:style>
    <style:style style:name="P8" style:family="paragraph" style:parent-style-name="List_20_Paragraph">
      <style:paragraph-properties fo:margin-left="0.63cm" fo:margin-right="0cm" fo:text-indent="0cm" style:auto-text-indent="false"/>
      <style:text-properties officeooo:paragraph-rsid="00083f12"/>
    </style:style>
    <style:style style:name="P9" style:family="paragraph" style:parent-style-name="List_20_Paragraph" style:list-style-name="WWNum32">
      <style:text-properties style:font-name="Calibri" officeooo:paragraph-rsid="00083f12"/>
    </style:style>
    <style:style style:name="P10" style:family="paragraph" style:parent-style-name="List_20_Paragraph" style:list-style-name="WWNum27">
      <style:text-properties style:font-name="Calibri" officeooo:paragraph-rsid="00083f12"/>
    </style:style>
    <style:style style:name="P11" style:family="paragraph" style:parent-style-name="List_20_Paragraph" style:list-style-name="WWNum28">
      <style:text-properties style:font-name="Calibri" officeooo:paragraph-rsid="00083f12"/>
    </style:style>
    <style:style style:name="P12" style:family="paragraph" style:parent-style-name="List_20_Paragraph" style:list-style-name="WWNum29">
      <style:text-properties style:font-name="Calibri" officeooo:paragraph-rsid="00083f12"/>
    </style:style>
    <style:style style:name="P13" style:family="paragraph" style:parent-style-name="List_20_Paragraph" style:list-style-name="WWNum30">
      <style:text-properties style:font-name="Calibri" officeooo:paragraph-rsid="00083f12"/>
    </style:style>
    <style:style style:name="P14" style:family="paragraph" style:parent-style-name="List_20_Paragraph" style:list-style-name="WWNum28">
      <style:text-properties officeooo:paragraph-rsid="00083f12"/>
    </style:style>
    <style:style style:name="P15" style:family="paragraph" style:parent-style-name="List_20_Paragraph">
      <style:paragraph-properties fo:margin-left="0cm" fo:margin-right="0cm" fo:text-indent="0cm" style:auto-text-indent="false"/>
      <style:text-properties style:font-name="Calibri" officeooo:paragraph-rsid="00083f12"/>
    </style:style>
    <style:style style:name="T1" style:family="text">
      <style:text-properties style:font-name="Calibri"/>
    </style:style>
    <style:style style:name="T2" style:family="text">
      <style:text-properties style:font-name="Calibri" fo:font-style="italic" style:font-style-asian="italic"/>
    </style:style>
    <style:style style:name="T3" style:family="text">
      <style:text-properties style:font-name="Calibri" style:font-name-complex="Calibri1"/>
    </style:style>
    <style:style style:name="T4" style:family="text">
      <style:text-properties style:text-position="sub 58%" style:font-name="Calibri"/>
    </style:style>
    <style:style style:name="T5" style:family="text">
      <style:text-properties style:text-position="sub 58%" style:font-name="Calibri" fo:font-style="italic" style:font-style-asian="italic"/>
    </style:style>
    <style:style style:name="T6" style:family="text">
      <style:text-properties style:text-position="super 58%" style:font-name="Calibri"/>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bookmark-start text:name="_Toc463425274"/>3.2.<text:tab/>FASE II: Otimização operacional<text:bookmark-end text:name="_Toc463425274"/></text:h>
      <text:p text:style-name="P15">A segunda fase do Projeto trata da otimização do sistema, visando:</text:p>
      <text:list xml:id="list2649907598681520768" text:style-name="WWNum32">
        <text:list-item>
          <text:p text:style-name="P9">Diminuição da necessidade de interferência do usuário;</text:p>
        </text:list-item>
        <text:list-item>
          <text:p text:style-name="P9">Redução de custo;</text:p>
        </text:list-item>
        <text:list-item>
          <text:p text:style-name="P9">Facilidade de aquisição;</text:p>
        </text:list-item>
        <text:list-item>
          <text:p text:style-name="P9">Facilidade de operacionalização;</text:p>
        </text:list-item>
        <text:list-item>
          <text:p text:style-name="P9">Maior sustentabilidade ao empreendimento.</text:p>
        </text:list-item>
      </text:list>
      <text:p text:style-name="P15"/>
      <text:p text:style-name="P15">É dividida em 2 partes interdependentes, descritas a seguir.</text:p>
      <text:h text:style-name="P1" text:outline-level="3"><text:bookmark-start text:name="_Toc463425275"/>3.2.1.<text:tab/>Estabelecimento de parametrizações e customizações.<text:bookmark-end text:name="_Toc463425275"/></text:h>
      <text:p text:style-name="P8"><text:span text:style-name="T1">Uma vez que o sistema esteje funcionando, estável e com a automação gerando dados continua e acuradamente, serão estudadas e avaliadas opções de modelagens e padronizações que possam otimizar o sistema, no sentido de reduzir, no que for possível, a interferência técnica e operacional do usuário no sistema. Tal etapa é essencial para o sucesso da proposta de difusão dos sistemas aquapônicos em contingentes de baixa renda. De fato, como já visto, trata-se de comunidades, no mais das vezes, com formação técnica insuficiente para a operação adequada dos sistemas. Portanto, iniciativas de automação de processos, aliadas à capacitação e supervisão (ver item 3.3), poderão suprir tais carências formacionais, visando à operação mais adequada, estável e produtiva do sistema.</text:span></text:p>
      <text:p text:style-name="P7">Conforme o cultivo de peixes se desenvolve, com o seu crescimento ao longo do tempo, observamos variações naturais quanto aos seguintes aspectos:</text:p>
      <text:list xml:id="list6241773636532327390" text:style-name="WWNum27">
        <text:list-item>
          <text:p text:style-name="P10">Quantidade de alimento dado aos peixes;</text:p>
        </text:list-item>
        <text:list-item>
          <text:p text:style-name="P10">Alteração no volume de água concomitante ao crescimento dos peixes;</text:p>
        </text:list-item>
        <text:list-item>
          <text:p text:style-name="P10">Alteração na produção de resíduos;</text:p>
        </text:list-item>
        <text:list-item>
          <text:p text:style-name="P10">Alteração na taxa de filtragem destes resíduos.</text:p>
        </text:list-item>
      </text:list>
      <text:p text:style-name="P7"/>
      <text:p text:style-name="P7">Com relação às plantas, à medida que vão crescendo e sendo colhidas vão concomitantemente alterando a taxa de absorção de nutrients, com destaque à absorção de compostos nitrogenados.</text:p>
      <text:p text:style-name="P7">A proposta é estabelecer parametrizações que possam corrigir e acompanhar a evolução dos aspectos acima relacionados.</text:p>
      <text:p text:style-name="P7">Propomos a adoção de pelo menos 4 estágios de desenvolvimento dos peixes, desde alevinos até adultos. Em cada um de tais estágios, haverá alteração na quantidade de alimentação fornecida aos peixes.</text:p>
      <text:p text:style-name="P7">A escolha dos estágios estará diretamente relacionada à capacidade de sua identificação e/ou previsão. Serão estudadas várias possibilidades, visando encontrar aquela(s) de mais fácil caracterização por parte do usuário e/ou por processo automatizado. Algumas destas possibilidades de caracterização de estágios de desenvolvimento dos peixes são descritas a seguir:</text:p>
      <text:list xml:id="list2550077243892339763" text:style-name="WWNum28">
        <text:list-item>
          <text:p text:style-name="P11">Intervalo de tempo de duração, com a definição do número de dias relativo a cada estágio;</text:p>
        </text:list-item>
        <text:list-item>
          <text:p text:style-name="P14"><text:span text:style-name="T1">Visualização do crescimento </text:span><text:span text:style-name="T2">in loco</text:span><text:span text:style-name="T1">, com a definição de aspectos morfométricos visuais relativos a cada estágio;</text:span></text:p>
        </text:list-item>
        <text:list-item>
          <text:p text:style-name="P11"><text:soft-page-break/>Medição do crescimento, com a definição de parâmetros morfométricos, peso / comprimento em cada estágio, a ser verificados por amostragem.</text:p>
        </text:list-item>
      </text:list>
      <text:p text:style-name="P7"/>
      <text:p text:style-name="P7">A seguir, exemplificaremos a primeira opção. </text:p>
      <text:p text:style-name="P7">Existe uma grande quantidade de trabalhos publicados sobre as relações de comprimento, peso, tempo de crescimento e taxa de conversão de alimento em peso para a tilapia do nilo ****bib. Tais relações permitirão definir os comprimentos, pesos, quantidades de alimento e tempos relativos a cada estágio.</text:p>
      <text:p text:style-name="P7">A título de exemplo, estimamos os 4 estágios de desenvolvimento, com as seguintes características de comprimento, a saber:</text:p>
      <text:list xml:id="list2960565998761142419" text:style-name="WWNum29">
        <text:list-item>
          <text:p text:style-name="P12">Estágio 1: a partir de 4 até 8 cm de comprimento;</text:p>
        </text:list-item>
        <text:list-item>
          <text:p text:style-name="P12">Estágio 2: a partir de 8 até 13 cm de comprimento;</text:p>
        </text:list-item>
        <text:list-item>
          <text:p text:style-name="P12">Estágio 3: a partir de 13 até 18 cm de comprimento;</text:p>
        </text:list-item>
        <text:list-item>
          <text:p text:style-name="P12">Estágio 4: acima de 18 cm de comprimento.</text:p>
        </text:list-item>
      </text:list>
      <text:p text:style-name="P7"/>
      <text:p text:style-name="P8"><text:span text:style-name="T1">Para a determinação do tempo de duração de cada estágio, podemos utilizar a curva de crescimento, que, a partir de um tempo t, estima o comprimento L</text:span><text:span text:style-name="T4">t</text:span><text:span text:style-name="T1">:</text:span></text:p>
      <text:p text:style-name="P7"/>
      <text:p text:style-name="P8"><draw:frame draw:style-name="fr1" draw:name="1" text:anchor-type="as-char" svg:width="3.709cm" svg:height="0.699cm" draw:z-index="0"><draw:object xlink:href="./Object 1" xlink:type="simple" xlink:show="embed" xlink:actuate="onLoad"/><draw:image xlink:href="./ObjectReplacements/Object 1" xlink:type="simple" xlink:show="embed" xlink:actuate="onLoad"/><svg:desc>formula</svg:desc></draw:frame></text:p>
      <text:p text:style-name="P7">, onde</text:p>
      <text:p text:style-name="P8"><text:span text:style-name="T2">K</text:span><text:span text:style-name="T1">: taxa de crescimento em comprimento;</text:span></text:p>
      <text:p text:style-name="P8"><text:span text:style-name="T2">T</text:span><text:span text:style-name="T5">0</text:span><text:span text:style-name="T1"> : idade inicial.</text:span></text:p>
      <text:p text:style-name="P7"/>
      <text:p text:style-name="P8"><text:span text:style-name="T1">Pela função acima, podemos estimar o tempo decorrido até ser alcançado o comprimento L</text:span><text:span text:style-name="T4">t</text:span><text:span text:style-name="T1">, como segue:</text:span></text:p>
      <text:p text:style-name="P7"/>
      <text:p text:style-name="P8"><draw:frame draw:style-name="fr1" draw:name="2" text:anchor-type="as-char" svg:width="4.591cm" svg:height="2.097cm" draw:z-index="1"><draw:object xlink:href="./Object 2" xlink:type="simple" xlink:show="embed" xlink:actuate="onLoad"/><draw:image xlink:href="./ObjectReplacements/Object 2" xlink:type="simple" xlink:show="embed" xlink:actuate="onLoad"/><svg:desc>formula</svg:desc></draw:frame></text:p>
      <text:p text:style-name="P7"/>
      <text:p text:style-name="P8"><text:span text:style-name="T1">Para estimarmos o peso </text:span><text:span text:style-name="T2">W</text:span><text:span text:style-name="T1"> em função do comprimento </text:span><text:span text:style-name="T2">L</text:span><text:span text:style-name="T1">, utilizamos a função alométrica:</text:span></text:p>
      <text:p text:style-name="P8"><draw:frame draw:style-name="fr1" draw:name="3" text:anchor-type="as-char" svg:width="1.625cm" svg:height="0.527cm" draw:z-index="2"><draw:object xlink:href="./Object 3" xlink:type="simple" xlink:show="embed" xlink:actuate="onLoad"/><draw:image xlink:href="./ObjectReplacements/Object 3" xlink:type="simple" xlink:show="embed" xlink:actuate="onLoad"/><svg:desc>formula</svg:desc></draw:frame></text:p>
      <text:p text:style-name="P7">, onde</text:p>
      <text:p text:style-name="P8"><text:span text:style-name="T2">a</text:span><text:span text:style-name="T1">: fator de condição;</text:span></text:p>
      <text:p text:style-name="P8"><text:span text:style-name="T2">b</text:span><text:span text:style-name="T1">: coeficiente de crescimento alométrico.</text:span></text:p>
      <text:p text:style-name="P7"/>
      <text:p text:style-name="P8"><text:span text:style-name="T1">A variação de peso </text:span><text:span text:style-name="T3">Δ</text:span><text:span text:style-name="T2">W</text:span><text:span text:style-name="T1">, por incorporação em massa da quantidade de alimento fornecida </text:span><text:span text:style-name="T2">F</text:span><text:span text:style-name="T1">, é dada pelo fator de conversão </text:span><text:span text:style-name="T2">G</text:span><text:span text:style-name="T1">, expresso como percentagem de peso corporal, tal que:</text:span></text:p>
      <text:p text:style-name="P7"/>
      <text:p text:style-name="P8"><draw:frame draw:style-name="fr1" draw:name="4" text:anchor-type="as-char" svg:width="1.951cm" svg:height="0.467cm" draw:z-index="3"><draw:object xlink:href="./Object 4" xlink:type="simple" xlink:show="embed" xlink:actuate="onLoad"/><draw:image xlink:href="./ObjectReplacements/Object 4" xlink:type="simple" xlink:show="embed" xlink:actuate="onLoad"/><svg:desc>formula</svg:desc></draw:frame></text:p>
      <text:p text:style-name="P7"/>
      <text:p text:style-name="P8"><text:span text:style-name="T1">Assim, para estimarmos <text:s/>a quantidade de alimento a ser fornecida aos peixes por unidade de tempo, basta introduzir na equação acima o tempo transcorrido </text:span><text:span text:style-name="T3">Δ</text:span><text:span text:style-name="T2">T</text:span><text:span text:style-name="T1">,resultando em:</text:span></text:p>
      <text:p text:style-name="P7"/>
      <text:p text:style-name="P8"><text:soft-page-break/><draw:frame draw:style-name="fr1" draw:name="5" text:anchor-type="as-char" svg:width="1.91cm" svg:height="0.998cm" draw:z-index="4"><draw:object xlink:href="./Object 5" xlink:type="simple" xlink:show="embed" xlink:actuate="onLoad"/><draw:image xlink:href="./ObjectReplacements/Object 5" xlink:type="simple" xlink:show="embed" xlink:actuate="onLoad"/><svg:desc>formula</svg:desc></draw:frame></text:p>
      <text:p text:style-name="P7"/>
      <text:p text:style-name="P7">Com as equações acima, podemos então estabelecer os parâmetros de alimentação necessários. A obtenção dos parâmetros definidores dos modelos apresentadosé feita experimentalmente, em função das variedades de tilapias adquiridas, bem com da composição das rações utilizadas.</text:p>
      <text:p text:style-name="P7">Exemplificando, sejam os seguintes parâmetros:</text:p>
      <text:p text:style-name="P8"><draw:frame draw:style-name="fr1" draw:name="6" text:anchor-type="as-char" svg:width="0.654cm" svg:height="0.531cm" draw:z-index="5"><draw:object xlink:href="./Object 6" xlink:type="simple" xlink:show="embed" xlink:actuate="onLoad"/><draw:image xlink:href="./ObjectReplacements/Object 6" xlink:type="simple" xlink:show="embed" xlink:actuate="onLoad"/><svg:desc>formula</svg:desc></draw:frame><text:span text:style-name="T1"> <text:s/>= <text:s/>27 cm; K = 0,44 (mês</text:span><text:span text:style-name="T6">-1</text:span><text:span text:style-name="T1">); T</text:span><text:span text:style-name="T4">0</text:span><text:span text:style-name="T1"> = -0,45 meses; b = 3,2; a = 0,013; G = 0,4.</text:span></text:p>
      <text:p text:style-name="P7"/>
      <text:p text:style-name="P7">Os valores de alimentação a ser ministrados seriam então os seguintes:</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E"/>
        <table:table-column table:style-name="Table1.L"/>
        <table:table-row table:style-name="Table1.1">
          <table:table-cell table:style-name="Table1.A1" table:number-rows-spanned="2" office:value-type="string">
            <text:p text:style-name="P4">Estágio</text:p>
          </table:table-cell>
          <table:table-cell table:style-name="Table1.B1" table:number-columns-spanned="2" office:value-type="string">
            <text:p text:style-name="P4">comprimento (cm)</text:p>
          </table:table-cell>
          <table:covered-table-cell/>
          <table:table-cell table:style-name="Table1.D1" table:number-columns-spanned="3" office:value-type="string">
            <text:p text:style-name="P4">tempo (dia)</text:p>
          </table:table-cell>
          <table:covered-table-cell/>
          <table:covered-table-cell/>
          <table:table-cell table:style-name="Table1.B1" table:number-columns-spanned="3" office:value-type="string">
            <text:p text:style-name="P4">peso (g)</text:p>
          </table:table-cell>
          <table:covered-table-cell/>
          <table:covered-table-cell/>
          <table:table-cell table:style-name="Table1.D1" table:number-columns-spanned="3" office:value-type="string">
            <text:p text:style-name="P4">alimento fornecido (g)</text:p>
          </table:table-cell>
          <table:covered-table-cell/>
          <table:covered-table-cell/>
        </table:table-row>
        <table:table-row table:style-name="Table1.2">
          <table:covered-table-cell/>
          <table:table-cell table:style-name="Table1.B2" office:value-type="string">
            <text:p text:style-name="P6">inicial</text:p>
          </table:table-cell>
          <table:table-cell table:style-name="Table1.B2" office:value-type="string">
            <text:p text:style-name="P6">final</text:p>
          </table:table-cell>
          <table:table-cell table:style-name="Table1.D2" office:value-type="string">
            <text:p text:style-name="P4">Inicial [1]</text:p>
          </table:table-cell>
          <table:table-cell table:style-name="Table1.B2" office:value-type="string">
            <text:p text:style-name="P4">final</text:p>
          </table:table-cell>
          <table:table-cell table:style-name="Table1.F2" office:value-type="string">
            <text:p text:style-name="P4">Varia-ção</text:p>
          </table:table-cell>
          <table:table-cell table:style-name="Table1.B2" office:value-type="string">
            <text:p text:style-name="P4">inicial</text:p>
          </table:table-cell>
          <table:table-cell table:style-name="Table1.B2" office:value-type="string">
            <text:p text:style-name="P4">final</text:p>
          </table:table-cell>
          <table:table-cell table:style-name="Table1.B2" office:value-type="string">
            <text:p text:style-name="P4">Varia-ção</text:p>
          </table:table-cell>
          <table:table-cell table:style-name="Table1.D2" office:value-type="string">
            <text:p text:style-name="P4">Início [2]</text:p>
          </table:table-cell>
          <table:table-cell table:style-name="Table1.B2" office:value-type="string">
            <text:p text:style-name="P4">final</text:p>
          </table:table-cell>
          <table:table-cell table:style-name="Table1.F2" office:value-type="string">
            <text:p text:style-name="P4">Incremen-to (*)[3]</text:p>
          </table:table-cell>
        </table:table-row>
        <table:table-row table:style-name="Table1.1">
          <table:table-cell table:style-name="Table1.A3" office:value-type="string">
            <text:p text:style-name="P4">1</text:p>
          </table:table-cell>
          <table:table-cell table:style-name="Table1.A3" office:value-type="string">
            <text:p text:style-name="P4">4</text:p>
          </table:table-cell>
          <table:table-cell table:style-name="Table1.A3" office:value-type="string">
            <text:p text:style-name="P4">8</text:p>
          </table:table-cell>
          <table:table-cell table:style-name="Table1.D3" office:value-type="string">
            <text:p text:style-name="P4">0</text:p>
          </table:table-cell>
          <table:table-cell table:style-name="Table1.A3" office:value-type="string">
            <text:p text:style-name="P4">11</text:p>
          </table:table-cell>
          <table:table-cell table:style-name="Table1.A3" office:value-type="string">
            <text:p text:style-name="P4">11</text:p>
          </table:table-cell>
          <table:table-cell table:style-name="Table1.A3" office:value-type="string">
            <text:p text:style-name="P4">1</text:p>
          </table:table-cell>
          <table:table-cell table:style-name="Table1.A3" office:value-type="string">
            <text:p text:style-name="P4">10</text:p>
          </table:table-cell>
          <table:table-cell table:style-name="Table1.A3" office:value-type="string">
            <text:p text:style-name="P4">9</text:p>
          </table:table-cell>
          <table:table-cell table:style-name="Table1.D3" office:value-type="string">
            <text:p text:style-name="P4">3</text:p>
          </table:table-cell>
          <table:table-cell table:style-name="Table1.A3" office:value-type="string">
            <text:p text:style-name="P4">24</text:p>
          </table:table-cell>
          <table:table-cell table:style-name="Table1.D3" office:value-type="string">
            <text:p text:style-name="P4">4</text:p>
          </table:table-cell>
        </table:table-row>
        <table:table-row table:style-name="Table1.1">
          <table:table-cell table:style-name="Table1.A3" office:value-type="string">
            <text:p text:style-name="P4">2</text:p>
          </table:table-cell>
          <table:table-cell table:style-name="Table1.A3" office:value-type="string">
            <text:p text:style-name="P4">8</text:p>
          </table:table-cell>
          <table:table-cell table:style-name="Table1.A3" office:value-type="string">
            <text:p text:style-name="P4">13</text:p>
          </table:table-cell>
          <table:table-cell table:style-name="Table1.D3" office:value-type="string">
            <text:p text:style-name="P4">11</text:p>
          </table:table-cell>
          <table:table-cell table:style-name="Table1.A3" office:value-type="string">
            <text:p text:style-name="P4">32</text:p>
          </table:table-cell>
          <table:table-cell table:style-name="Table1.A3" office:value-type="string">
            <text:p text:style-name="P4">21</text:p>
          </table:table-cell>
          <table:table-cell table:style-name="Table1.A3" office:value-type="string">
            <text:p text:style-name="P4">10</text:p>
          </table:table-cell>
          <table:table-cell table:style-name="Table1.A3" office:value-type="string">
            <text:p text:style-name="P4">46</text:p>
          </table:table-cell>
          <table:table-cell table:style-name="Table1.A3" office:value-type="string">
            <text:p text:style-name="P4">36</text:p>
          </table:table-cell>
          <table:table-cell table:style-name="Table1.D3" office:value-type="string">
            <text:p text:style-name="P4">24</text:p>
          </table:table-cell>
          <table:table-cell table:style-name="Table1.A3" office:value-type="string">
            <text:p text:style-name="P4">115</text:p>
          </table:table-cell>
          <table:table-cell table:style-name="Table1.D3" office:value-type="string">
            <text:p text:style-name="P4">9</text:p>
          </table:table-cell>
        </table:table-row>
        <table:table-row table:style-name="Table1.1">
          <table:table-cell table:style-name="Table1.A3" office:value-type="string">
            <text:p text:style-name="P4">3</text:p>
          </table:table-cell>
          <table:table-cell table:style-name="Table1.A3" office:value-type="string">
            <text:p text:style-name="P4">13</text:p>
          </table:table-cell>
          <table:table-cell table:style-name="Table1.A3" office:value-type="string">
            <text:p text:style-name="P4">18</text:p>
          </table:table-cell>
          <table:table-cell table:style-name="Table1.D3" office:value-type="string">
            <text:p text:style-name="P4">32</text:p>
          </table:table-cell>
          <table:table-cell table:style-name="Table1.A3" office:value-type="string">
            <text:p text:style-name="P4">62</text:p>
          </table:table-cell>
          <table:table-cell table:style-name="Table1.A3" office:value-type="string">
            <text:p text:style-name="P4">30</text:p>
          </table:table-cell>
          <table:table-cell table:style-name="Table1.A3" office:value-type="string">
            <text:p text:style-name="P4">46</text:p>
          </table:table-cell>
          <table:table-cell table:style-name="Table1.A3" office:value-type="string">
            <text:p text:style-name="P4">131</text:p>
          </table:table-cell>
          <table:table-cell table:style-name="Table1.A3" office:value-type="string">
            <text:p text:style-name="P4">85</text:p>
          </table:table-cell>
          <table:table-cell table:style-name="Table1.D3" office:value-type="string">
            <text:p text:style-name="P4">115</text:p>
          </table:table-cell>
          <table:table-cell table:style-name="Table1.A3" office:value-type="string">
            <text:p text:style-name="P4">327</text:p>
          </table:table-cell>
          <table:table-cell table:style-name="Table1.D3" office:value-type="string">
            <text:p text:style-name="P4">14</text:p>
          </table:table-cell>
        </table:table-row>
        <table:table-row table:style-name="Table1.2">
          <table:table-cell table:style-name="Table1.A6" office:value-type="string">
            <text:p text:style-name="P5">4</text:p>
          </table:table-cell>
          <table:table-cell table:style-name="Table1.A6" office:value-type="string">
            <text:p text:style-name="P5">18</text:p>
          </table:table-cell>
          <table:table-cell table:style-name="Table1.A6" office:value-type="string">
            <text:p text:style-name="P5">25</text:p>
          </table:table-cell>
          <table:table-cell table:style-name="Table1.D6" office:value-type="string">
            <text:p text:style-name="P5">62</text:p>
          </table:table-cell>
          <table:table-cell table:style-name="Table1.A6" office:value-type="string">
            <text:p text:style-name="P5">165</text:p>
          </table:table-cell>
          <table:table-cell table:style-name="Table1.A6" office:value-type="string">
            <text:p text:style-name="P5">103</text:p>
          </table:table-cell>
          <table:table-cell table:style-name="Table1.A6" office:value-type="string">
            <text:p text:style-name="P5">131</text:p>
          </table:table-cell>
          <table:table-cell table:style-name="Table1.A6" office:value-type="string">
            <text:p text:style-name="P5">374</text:p>
          </table:table-cell>
          <table:table-cell table:style-name="Table1.A6" office:value-type="string">
            <text:p text:style-name="P5">243</text:p>
          </table:table-cell>
          <table:table-cell table:style-name="Table1.D6" office:value-type="string">
            <text:p text:style-name="P5">327</text:p>
          </table:table-cell>
          <table:table-cell table:style-name="Table1.A6" office:value-type="string">
            <text:p text:style-name="P5">934</text:p>
          </table:table-cell>
          <table:table-cell table:style-name="Table1.D6" office:value-type="string">
            <text:p text:style-name="P5">12</text:p>
          </table:table-cell>
        </table:table-row>
      </table:table>
      <text:p text:style-name="P7">(*) incremento a cada 2 dias.</text:p>
      <text:p text:style-name="P7"/>
      <text:p text:style-name="P8"><text:span text:style-name="T1">Pela tabela acima, teríamos uma sugestão de valores de arraçoamento diário por peixe, começando (coluna [1]) com 3 g (coluna [2]), acrescentando a cada 2 dias 4 gramas a mais (coluna [3]) durante o transcurso do estágio 1, até o 11</text:span><text:span text:style-name="T6">o</text:span><text:span text:style-name="T1"> dia (coluna [1]). Neste dia, o arraçoamento passa a ser comandado pelos quantitativos do estágio 2, iniciando com 24 g (coluna [2]), e incrementando-se em 9 gramas a cada 2 dias (coluna [3]), até o 32</text:span><text:span text:style-name="T6">o</text:span><text:span text:style-name="T1"> dia, quando dá-se início o estágio 3, e assim sucessivamente, até o estágio 4. O comprimento final do estágio 4 foi arbitrado como 2 cm menor que o comprimento máximo estabelecido pelo modelo adotado, 27 cm.</text:span></text:p>
      <text:p text:style-name="P7">Observe que os incrementos alimentares (coluna [3]) vão aumentando a cada progressão de estágio, com exceção do último. Tal fato ocorre porque este ultimo estágio já está bem perto da assíntota da curva de crescimento em comprimento. Assim, para cada dia que passa, a variação de comprimento é cada vez menor, beirando a zero ao nos aproximemos do comprimento máximo. Portanto, o incremento será menor.</text:p>
      <text:p text:style-name="P7"/>
      <text:p text:style-name="P7">O exemplo ora apresentado refere-se a um processo automatizado de alimentação, sem qualquer interferência do usuário. As outras opções, de visualização e medição, opções b e c, poderiam ser adotadas em casos onde o usuário tivesse as condições pertinentes para a execução de tais procedimentos.</text:p>
      <text:p text:style-name="P7"/>
      <text:h text:style-name="P1" text:outline-level="3"><text:bookmark-start text:name="_Toc463425276"/><text:soft-page-break/>3.2.2.<text:tab/>Desenvolvimento de materiais e processos.<text:bookmark-end text:name="_Toc463425276"/></text:h>
      <text:p text:style-name="P7">O desenvolvimento do projeto Aquaponia para Todos prevê estudo de materiais que possam melhor atender às suas necessidades, conforme os objetivos de otimização para a Fase II (ver item 3.2). Neste sentido, procuraremos estudar alternativas de:</text:p>
      <text:list xml:id="list1889005321307854533" text:style-name="WWNum30">
        <text:list-item>
          <text:p text:style-name="P13">Arraçoamento de baixo custo, alta conversão alimentar, autosuficiente e de fácil aquisição;</text:p>
        </text:list-item>
        <text:list-item>
          <text:p text:style-name="P13">Fontes renováveis de energia.</text:p>
        </text:list-item>
      </text:list>
      <text:p text:style-name="P7"/>
      <text:p text:style-name="P8"><text:span text:style-name="T1">No primeiro caso, experimentos de arraçoamento serão executados com a introdução de dietas aplicáveis em trabalhos publicados na literatura técnica afeta à matéria. Além disso, outras alternativas de arraçoamento poderão ser testadas, visando à redução de custos e facildade de obtenção. Serão avaliados parâmetros biométricos periodicamente, como comprimento e peso, que então serão cotejados com as quantidades de alimento fornecidas para resultar em avaliações de taxas de conversão alimentar em peso corporal.</text:span></text:p>
      <text:p text:style-name="P7">Além disso, prevemos a estimativa dos gastos energéticos com os sistemas aquapônicos, com fins de projetar sistemas de energia solar fotovoltaica suficientes para attender às demandas estimadas. Cálculos de investimento e retorno consequentes da adoção destes sistemas serão também realiz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635cm" fo:margin-left="1.2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21:51:53.486763476</meta:creation-date>
    <dc:date>2017-08-16T21:53:29.457211151</dc:date>
    <meta:editing-duration>PT1M36S</meta:editing-duration>
    <meta:editing-cycles>1</meta:editing-cycles>
    <meta:document-statistic meta:table-count="1" meta:image-count="0" meta:object-count="6" meta:page-count="4" meta:paragraph-count="123" meta:word-count="1202" meta:character-count="7485" meta:non-whitespace-character-count="6414"/>
    <meta:generator>LibreOffice/5.1.6.2$Linux_X86_64 LibreOffice_project/10m0$Build-2</meta:generator>
  </office:meta>
</office:document-meta>
</file>

<file path=Object 1/content.xml><?xml version="1.0" encoding="utf-8"?>
<math xmlns="http://www.w3.org/1998/Math/MathML" display="block">
  <semantics>
    <mrow>
      <mrow>
        <msub>
          <mi>L</mi>
          <mi>t</mi>
        </msub>
        <mo stretchy="false">=</mo>
        <msub>
          <mi>L</mi>
          <mi>∞</mi>
        </msub>
      </mrow>
      <mrow>
        <mo fence="true" stretchy="true">[</mo>
        <mrow>
          <mrow>
            <mn>1</mn>
            <mo stretchy="false">−</mo>
            <msup>
              <mi>e</mi>
              <mrow>
                <mo fence="true" stretchy="true">(</mo>
                <mrow>
                  <mrow>
                    <mrow>
                      <mo stretchy="false">−</mo>
                      <mi>K</mi>
                    </mrow>
                    <mrow>
                      <mo fence="true" stretchy="true">(</mo>
                      <mrow>
                        <mrow>
                          <mi>T</mi>
                          <mo stretchy="false">−</mo>
                          <msub>
                            <mi>T</mi>
                            <mn>0</mn>
                          </msub>
                        </mrow>
                      </mrow>
                      <mo fence="true" stretchy="true">)</mo>
                    </mrow>
                  </mrow>
                </mrow>
                <mo fence="true" stretchy="true">)</mo>
              </mrow>
            </msup>
          </mrow>
        </mrow>
        <mo fence="true" stretchy="true">]</mo>
      </mrow>
    </mrow>
    <annotation encoding="StarMath 5.0">{L} rsub {t} = {L} rsub {∞} left [1- {e} ^ {left (-K left (T- {T} rsub {0} right ) right )} right ]</annotation>
  </semantics>
</math>
</file>

<file path=Object 2/content.xml><?xml version="1.0" encoding="utf-8"?>
<math xmlns="http://www.w3.org/1998/Math/MathML" display="block">
  <semantics>
    <mtable>
      <mtr>
        <mtd>
          <mi>L</mi>
        </mtd>
      </mtr>
      <mtr>
        <mtd>
          <mrow>
            <mi>ln</mi>
            <mrow>
              <mfrac>
                <mrow>
                  <mrow>
                    <mrow>
                      <mo fence="true" stretchy="true">(</mo>
                      <mrow>
                        <msub>
                          <mi>L</mi>
                          <mi>∞</mi>
                        </msub>
                      </mrow>
                      <mo fence="true" stretchy="true">)</mo>
                    </mrow>
                    <mo stretchy="false">−</mo>
                    <mi>ln</mi>
                  </mrow>
                  <mrow>
                    <mo fence="true" stretchy="false">(</mo>
                    <mrow>
                      <mrow>
                        <mrow/>
                        <mrow>
                          <mrow/>
                          <mrow>
                            <mi>∞</mi>
                            <mo stretchy="false">−</mo>
                            <msub>
                              <mi>L</mi>
                              <mi>t</mi>
                            </msub>
                          </mrow>
                        </mrow>
                      </mrow>
                    </mrow>
                    <mo fence="true" stretchy="false">)</mo>
                  </mrow>
                </mrow>
                <mi>K</mi>
              </mfrac>
              <mo stretchy="false">+</mo>
              <msub>
                <mi>T</mi>
                <mn>0</mn>
              </msub>
            </mrow>
          </mrow>
        </mtd>
      </mtr>
      <mtr>
        <mtd>
          <mrow>
            <mi>t</mi>
            <mo stretchy="false">=</mo>
            <mrow/>
          </mrow>
        </mtd>
      </mtr>
    </mtable>
    <annotation encoding="StarMath 5.0">t= {ln {left ({L} rsub {∞} right ) - ln {{(L} rsub {∞} - {L} rsub {t} )}}} over {K} + {T} rsub {0}</annotation>
  </semantics>
</math>
</file>

<file path=Object 3/content.xml><?xml version="1.0" encoding="utf-8"?>
<math xmlns="http://www.w3.org/1998/Math/MathML" display="block">
  <semantics>
    <msup>
      <mrow>
        <mrow>
          <mi>W</mi>
          <mo stretchy="false">=</mo>
          <mi>a</mi>
        </mrow>
        <mi>L</mi>
      </mrow>
      <mi>b</mi>
    </msup>
    <annotation encoding="StarMath 5.0">{W=a L} ^ {b}</annotation>
  </semantics>
</math>
</file>

<file path=Object 4/content.xml><?xml version="1.0" encoding="utf-8"?>
<math xmlns="http://www.w3.org/1998/Math/MathML" display="block">
  <semantics>
    <mrow>
      <mi>∆</mi>
      <mrow>
        <mi>W</mi>
        <mo stretchy="false">=</mo>
        <mi>F</mi>
      </mrow>
      <mi>G</mi>
    </mrow>
    <annotation encoding="StarMath 5.0">∆W=F G</annotation>
  </semantics>
</math>
</file>

<file path=Object 5/content.xml><?xml version="1.0" encoding="utf-8"?>
<math xmlns="http://www.w3.org/1998/Math/MathML" display="block">
  <semantics>
    <mrow>
      <mi>F</mi>
      <mo stretchy="false">=</mo>
      <mfrac>
        <mrow>
          <mi>∆</mi>
          <mi>W</mi>
        </mrow>
        <mrow>
          <mi>∆</mi>
          <mi>T</mi>
          <mi>G</mi>
        </mrow>
      </mfrac>
    </mrow>
    <annotation encoding="StarMath 5.0">F= {∆W} over {∆T G}</annotation>
  </semantics>
</math>
</file>

<file path=Object 6/content.xml><?xml version="1.0" encoding="utf-8"?>
<math xmlns="http://www.w3.org/1998/Math/MathML" display="block">
  <semantics>
    <msub>
      <mi>L</mi>
      <mi>∞</mi>
    </msub>
    <annotation encoding="StarMath 5.0">{L} rsub {∞}</annotation>
  </semantics>
</math>
</file>